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2000001406ED88FC15059D495.png" manifest:media-type="image/png"/>
  <manifest:file-entry manifest:full-path="Pictures/1000179C00003F050000210C11BA717E5997E1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paragraph-properties fo:text-align="end" style:justify-single-word="false"/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9" style:family="paragraph" style:parent-style-name="Table_20_Contents">
      <style:text-properties officeooo:paragraph-rsid="001da669"/>
    </style:style>
    <style:style style:name="P10" style:family="paragraph" style:parent-style-name="Table_20_Contents">
      <style:text-properties officeooo:rsid="001f966d" officeooo:paragraph-rsid="001f96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2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1">FSFE</text:span> <text:span text:style-name="T2">• Schönhauser Allee 6/7 • 10119 Berlin • Germany</text:span></text:p></draw:text-box></draw:frame><draw:frame draw:style-name="fr4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4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4" draw:name="Personalised Data 2" text:anchor-type="paragraph" svg:x="3.401cm" svg:y="4.701cm" svg:width="5.099cm" svg:height="2.85cm" draw:z-index="1"><draw:text-box><text:p text:style-name="Sender">Free Software Foundation Europe e.V.</text:p><text:p text:style-name="P1">Schönhauser Allee 6/7</text:p><text:p text:style-name="P1">10119 Berlin</text:p><text:p text:style-name="P1">Germany</text:p></draw:text-box></draw:frame><draw:frame draw:style-name="fr5" draw:name="Personalised Data 1" text:anchor-type="paragraph" svg:y="4.701cm" svg:width="3.401cm" svg:height="2.85cm" draw:z-index="0"><draw:text-box><text:p text:style-name="P2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1">Date</text:span>: <text:date style:data-style-name="N84" text:date-value="2022-03-04T09:27:53.840514267">2022-03-04</text:date></text:p>
      <text:p text:style-name="Standard"/>
      <text:p text:style-name="P3">Invoice <text:span text:style-name="T3">M</text:span><text:span text:style-name="T3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9"><text:placeholder text:placeholder-type="text">&lt;Count&gt;</text:placeholder></text:p>
          </table:table-cell>
          <table:table-cell table:style-name="Tabelle1.A1" table:number-columns-spanned="2" office:value-type="string">
            <text:p text:style-name="P9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0">1</text:p>
          </table:table-cell>
          <table:table-cell table:style-name="Tabelle1.A1" table:number-columns-spanned="2" office:value-type="string">
            <text:p text:style-name="P10">Shipping to <text:placeholder text:placeholder-type="text">&lt;Country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Shipping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C3" office:value-type="string">
            <text:p text:style-name="P7">Total <text:s/>€</text:p>
          </table:table-cell>
          <table:table-cell table:style-name="Tabelle1.C3" office:value-type="string">
            <text:p text:style-name="P6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Net Value <text:s/>€</text:p>
          </table:table-cell>
          <table:table-cell table:style-name="Tabelle1.A1" office:value-type="string">
            <text:p text:style-name="P6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8"/>
          </table:table-cell>
          <table:covered-table-cell/>
          <table:table-cell table:style-name="Tabelle1.A1" office:value-type="string">
            <text:p text:style-name="P6">VAT 19% <text:s text:c="2"/>€</text:p>
          </table:table-cell>
          <table:table-cell table:style-name="Tabelle1.A1" office:value-type="string">
            <text:p text:style-name="P6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4"><text:placeholder text:placeholder-type="text">&lt;Code&gt;</text:placeholder></text:span><text:span text:style-name="T4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4"><text:s/></text:span><text:span text:style-name="T4"><text:sender-lastname text:fixed="false">Müller</text:sender-last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fo:font-size="7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loext:mime-type="image/svg+xml"/><draw:image xlink:href="Pictures/1000020100000262000001406ED88FC15059D495.png" xlink:type="simple" xlink:show="embed" xlink:actuate="onLoad"/></draw:frame></text:p>
      </style:header>
      <style:footer>
        <text:p text:style-name="Footer"><text:span text:style-name="MT1">Free Software Foundation Europe e.V. (FSFE)</text:span> • Head office: Schönhauser Allee 6/7, 10119 Berlin, Germany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9-19T07:52:09.881431235</meta:creation-date>
    <dc:language>de-AT</dc:language>
    <meta:editing-cycles>40</meta:editing-cycles>
    <meta:editing-duration>PT7H58M58S</meta:editing-duration>
    <meta:print-date>2018-01-24T08:01:29.426176518</meta:print-date>
    <dc:date>2022-03-04T09:27:53.262273242</dc:date>
    <dc:creator>Reinhard Müller</dc:creator>
    <meta:document-statistic meta:table-count="1" meta:image-count="1" meta:object-count="0" meta:page-count="1" meta:paragraph-count="33" meta:word-count="103" meta:character-count="714" meta:non-whitespace-character-count="639"/>
    <meta:user-defined meta:name="Info 1"/>
    <meta:user-defined meta:name="Info 2"/>
    <meta:user-defined meta:name="Info 3"/>
    <meta:user-defined meta:name="Info 4"/>
  </office:meta>
</office:document-meta>
</file>